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4.255cm"/>
    </style:style>
    <style:style style:name="co6" style:family="table-column">
      <style:table-column-properties fo:break-before="auto" style:column-width="5.378cm"/>
    </style:style>
    <style:style style:name="co7" style:family="table-column">
      <style:table-column-properties fo:break-before="auto" style:column-width="4.203cm"/>
    </style:style>
    <style:style style:name="co8" style:family="table-column">
      <style:table-column-properties fo:break-before="auto" style:column-width="4.00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vertical-align="middle"/>
      <style:text-properties fo:color="#c9211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fo:font-style="italic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c9211e"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ffdbb6" fo:font-style="italic" style:font-style-asian="italic" style:font-style-complex="italic"/>
    </style:style>
    <style:style style:name="ce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45" style:family="table-cell" style:parent-style-name="Default">
      <style:table-cell-properties fo:wrap-option="wrap" style:vertical-align="middle"/>
    </style:style>
    <style:style style:name="ce47" style:family="table-cell" style:parent-style-name="Default">
      <style:table-cell-properties fo:background-color="#ffff00" style:vertical-align="middle"/>
    </style:style>
    <style:style style:name="T1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visibility="collapse" table:default-cell-style-name="ce25"/>
        <table:table-column table:style-name="co4" table:visibility="collapse" table:default-cell-style-name="ce25"/>
        <table:table-column table:style-name="co5" table:visibility="collapse" table:default-cell-style-name="ce29"/>
        <table:table-column table:style-name="co6" table:visibility="collapse" table:default-cell-style-name="ce29"/>
        <table:table-column table:style-name="co7" table:visibility="collapse" table:default-cell-style-name="ce29"/>
        <table:table-column table:style-name="co2" table:default-cell-style-name="ce34"/>
        <table:table-column table:style-name="co8" table:default-cell-style-name="ce45"/>
        <table:table-column table:style-name="co9" table:number-columns-repeated="1015" table:default-cell-style-name="ce4"/>
        <table:table-row table:style-name="ro1" table:visibility="filter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43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 table:visibility="filter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6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3" table:visibility="filter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</text:p>
          </table:table-cell>
          <table:table-cell table:style-name="ce30" office:value-type="string" calcext:value-type="string">
            <text:p><text:span text:style-name="T1">Функцию удалить         в SC2 платы клавиатуры нет         </text:span>   В  коде ошибка -  на PC12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6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6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5" table:visibility="filter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6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5" table:visibility="filter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6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 table:visibility="filter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6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6" table:visibility="filter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6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 table:visibility="filter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6" table:visibility="filter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6" table:visibility="filter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6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office:value-type="string" calcext:value-type="string">
            <text:p>Пин определен, Функционал не реализован</text:p>
          </table:table-cell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4" table:visibility="filter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8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/>
          <table:table-cell table:style-name="ce47" office:value-type="string" calcext:value-type="string">
            <text:p>+</text:p>
          </table:table-cell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4" table:visibility="filter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6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 table:visibility="filter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6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/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4" table:visibility="filter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/>
          <table:table-cell table:style-name="ce47"/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/>
          <table:table-cell table:style-name="ce47"/>
          <table:table-cell table:number-columns-repeated="1014"/>
        </table:table-row>
        <table:table-row table:style-name="ro4" table:visibility="filter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/>
          <table:table-cell table:style-name="ce47"/>
          <table:table-cell table:number-columns-repeated="1014"/>
        </table:table-row>
        <table:table-row table:style-name="ro2" table:visibility="filter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6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/>
          <table:table-cell table:style-name="ce47"/>
          <table:table-cell table:number-columns-repeated="1014"/>
        </table:table-row>
        <table:table-row table:style-name="ro1" table:visibility="filter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 table:visibility="filter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PE2</text:p>
          </table:table-cell>
          <table:table-cell table:style-name="ce17" office:value-type="string" calcext:value-type="string">
            <text:p>ETH_TXD3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PI10</text:p>
          </table:table-cell>
          <table:table-cell table:style-name="ce17" office:value-type="string" calcext:value-type="string">
            <text:p>ETH_RX_ER</text:p>
          </table:table-cell>
          <table:table-cell table:number-columns-repeated="1022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H1:Лист1.H147" table:display-filter-buttons="true" table:contains-header="false">
          <table:filter>
            <table:filter-and>
              <table:filter-condition table:field-number="0" table:value="ETH_COL" table:operator="=">
                <table:filter-set-item table:value="ETH_COL"/>
                <table:filter-set-item table:value="ETH_CRSDV"/>
                <table:filter-set-item table:value="ETH_MCO"/>
                <table:filter-set-item table:value="ETH_MDC"/>
                <table:filter-set-item table:value="ETH_MDIO"/>
                <table:filter-set-item table:value="ETH_RXD2"/>
                <table:filter-set-item table:value="ETH_RXD3"/>
                <table:filter-set-item table:value="ETH_RX_CLK"/>
                <table:filter-set-item table:value="ETH_RX_D0"/>
                <table:filter-set-item table:value="ETH_RX_D1"/>
                <table:filter-set-item table:value="ETH_RX_DV"/>
                <table:filter-set-item table:value="ETH_RX_ER"/>
                <table:filter-set-item table:value="ETH_TXD0"/>
                <table:filter-set-item table:value="ETH_TXD1"/>
                <table:filter-set-item table:value="ETH_TXD2"/>
                <table:filter-set-item table:value="ETH_TXD3"/>
                <table:filter-set-item table:value="ETH_TX_CLK"/>
                <table:filter-set-item table:value="ETH_TX_E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08:36:16.0168823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5-21T08:47:05.431144527</dc:date>
    <meta:editing-duration>PT7H5M12S</meta:editing-duration>
    <meta:editing-cycles>63</meta:editing-cycles>
    <meta:document-statistic meta:table-count="1" meta:cell-count="551" meta:object-count="0"/>
  </office:meta>
</office:document-meta>
</file>